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a623" officeooo:paragraph-rsid="0008a623"/>
    </style:style>
    <style:style style:name="P2" style:family="paragraph" style:parent-style-name="Standard">
      <style:text-properties officeooo:paragraph-rsid="0008a623"/>
    </style:style>
    <style:style style:name="P3" style:family="paragraph" style:parent-style-name="Standard">
      <style:text-properties officeooo:rsid="0008d82b" officeooo:paragraph-rsid="0008d82b"/>
    </style:style>
    <style:style style:name="P4" style:family="paragraph" style:parent-style-name="Standard">
      <style:text-properties officeooo:rsid="00091c8e" officeooo:paragraph-rsid="0009f7d7"/>
    </style:style>
    <style:style style:name="P5" style:family="paragraph" style:parent-style-name="Standard">
      <style:text-properties officeooo:rsid="0009f7d7" officeooo:paragraph-rsid="0009f7d7"/>
    </style:style>
    <style:style style:name="P6" style:family="paragraph" style:parent-style-name="Standard">
      <style:text-properties officeooo:rsid="000ceb4d" officeooo:paragraph-rsid="000ceb4d"/>
    </style:style>
    <style:style style:name="P7" style:family="paragraph" style:parent-style-name="Standard">
      <style:text-properties officeooo:rsid="000eb575" officeooo:paragraph-rsid="000eb575"/>
    </style:style>
    <style:style style:name="P8" style:family="paragraph" style:parent-style-name="Standard">
      <style:text-properties officeooo:rsid="001062bb" officeooo:paragraph-rsid="001062bb"/>
    </style:style>
    <style:style style:name="P9" style:family="paragraph" style:parent-style-name="Standard">
      <style:text-properties officeooo:rsid="001062bb" officeooo:paragraph-rsid="0013aa88"/>
    </style:style>
    <style:style style:name="P10" style:family="paragraph" style:parent-style-name="Standard">
      <style:text-properties officeooo:paragraph-rsid="0014b41e"/>
    </style:style>
    <style:style style:name="P11" style:family="paragraph" style:parent-style-name="Standard">
      <style:text-properties officeooo:rsid="0015057a" officeooo:paragraph-rsid="0015057a"/>
    </style:style>
    <style:style style:name="P12" style:family="paragraph" style:parent-style-name="Standard">
      <style:text-properties officeooo:rsid="0014b41e" officeooo:paragraph-rsid="0014b41e"/>
    </style:style>
    <style:style style:name="P13" style:family="paragraph" style:parent-style-name="Standard">
      <style:text-properties officeooo:paragraph-rsid="0013aa88"/>
    </style:style>
    <style:style style:name="P14" style:family="paragraph" style:parent-style-name="Standard">
      <style:text-properties officeooo:paragraph-rsid="00172426"/>
    </style:style>
    <style:style style:name="P15" style:family="paragraph" style:parent-style-name="Standard">
      <style:text-properties officeooo:rsid="001e3957" officeooo:paragraph-rsid="001e3957"/>
    </style:style>
    <style:style style:name="P16" style:family="paragraph" style:parent-style-name="Standard">
      <style:text-properties officeooo:rsid="001ff11d" officeooo:paragraph-rsid="001ff11d"/>
    </style:style>
    <style:style style:name="P17" style:family="paragraph" style:parent-style-name="Standard">
      <style:text-properties fo:font-weight="bold" officeooo:rsid="0020a326" officeooo:paragraph-rsid="0020a326" style:font-weight-asian="bold" style:font-weight-complex="bold"/>
    </style:style>
    <style:style style:name="P18" style:family="paragraph" style:parent-style-name="Standard">
      <style:text-properties fo:font-weight="bold" officeooo:paragraph-rsid="0023485a" style:font-weight-asian="bold" style:font-weight-complex="bold"/>
    </style:style>
    <style:style style:name="P19" style:family="paragraph" style:parent-style-name="Standard">
      <style:text-properties fo:font-weight="bold" officeooo:rsid="0025166a" officeooo:paragraph-rsid="0025166a" style:font-weight-asian="bold" style:font-weight-complex="bold"/>
    </style:style>
    <style:style style:name="P20" style:family="paragraph" style:parent-style-name="Standard">
      <style:text-properties fo:font-weight="bold" officeooo:rsid="00255926" officeooo:paragraph-rsid="00255926" style:font-weight-asian="bold" style:font-weight-complex="bold"/>
    </style:style>
    <style:style style:name="T1" style:family="text">
      <style:text-properties officeooo:rsid="0008a623"/>
    </style:style>
    <style:style style:name="T2" style:family="text">
      <style:text-properties officeooo:rsid="0008d82b"/>
    </style:style>
    <style:style style:name="T3" style:family="text">
      <style:text-properties officeooo:rsid="00091c8e"/>
    </style:style>
    <style:style style:name="T4" style:family="text">
      <style:text-properties officeooo:rsid="0009f7d7"/>
    </style:style>
    <style:style style:name="T5" style:family="text">
      <style:text-properties officeooo:rsid="000ae782"/>
    </style:style>
    <style:style style:name="T6" style:family="text">
      <style:text-properties officeooo:rsid="000c11c7"/>
    </style:style>
    <style:style style:name="T7" style:family="text">
      <style:text-properties officeooo:rsid="000eb575"/>
    </style:style>
    <style:style style:name="T8" style:family="text">
      <style:text-properties officeooo:rsid="00107180"/>
    </style:style>
    <style:style style:name="T9" style:family="text">
      <style:text-properties officeooo:rsid="001270cf"/>
    </style:style>
    <style:style style:name="T10" style:family="text">
      <style:text-properties fo:font-weight="bold" officeooo:rsid="0013aa88" style:font-weight-asian="bold" style:font-weight-complex="bold"/>
    </style:style>
    <style:style style:name="T11" style:family="text">
      <style:text-properties officeooo:rsid="0014b41e"/>
    </style:style>
    <style:style style:name="T12" style:family="text">
      <style:text-properties officeooo:rsid="00172426"/>
    </style:style>
    <style:style style:name="T13" style:family="text">
      <style:text-properties officeooo:rsid="00187e8c"/>
    </style:style>
    <style:style style:name="T14" style:family="text">
      <style:text-properties officeooo:rsid="0019902c"/>
    </style:style>
    <style:style style:name="T15" style:family="text">
      <style:text-properties officeooo:rsid="001e3957"/>
    </style:style>
    <style:style style:name="T16" style:family="text">
      <style:text-properties officeooo:rsid="001062bb"/>
    </style:style>
    <style:style style:name="T17" style:family="text">
      <style:text-properties officeooo:rsid="001ff11d"/>
    </style:style>
    <style:style style:name="T18" style:family="text">
      <style:text-properties officeooo:rsid="0020a326"/>
    </style:style>
    <style:style style:name="T19" style:family="text">
      <style:text-properties officeooo:rsid="0023485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ont page (with globe) : <text:span text:style-name="T6">unit → </text:span>Avg weekly cases (per million 2021-2022)</text:p>
      <text:p text:style-name="P1"/>
      <text:p text:style-name="P1">Employee Compensation : qoq <text:span text:style-name="T7">variation</text:span></text:p>
      <text:p text:style-name="P1"/>
      <text:p text:style-name="P7">Employment rate : call it « Employment (in hours worked) » unit : qoq variation</text:p>
      <text:p text:style-name="P7"/>
      <text:p text:style-name="P8">Final consumption expenditure : unit : yoy variation (for households)</text:p>
      <text:p text:style-name="P8"/>
      <text:p text:style-name="P8">GFCF : unit : yoy variation</text:p>
      <text:p text:style-name="P8"/>
      <text:p text:style-name="P8">GDP : %yoy </text:p>
      <text:p text:style-name="P1"/>
      <text:p text:style-name="P1"/>
      <text:p text:style-name="P1"/>
      <text:p text:style-name="P1">Conclusion : </text:p>
      <text:p text:style-name="P6"/>
      <text:p text:style-name="P6">Pour les données que vous allez visualiser, elles sont toutes en termes réelles (ajusté par rapport à l’inflation) et ajustées par rapport aux saisons et au calendrier. Il en devient bien plus facile de discerner quels sont les effets des événements géopolitiques sur les indices analysés.</text:p>
      <text:p text:style-name="P13"><text:span text:style-name="T16">Les nombres représentent les </text:span><text:span text:style-name="T15">taux de croissance</text:span><text:span text:style-name="T16">, soit d’un trimestre à l’autre (qoq), soit d’une année à l’autre (yoy). Ainsi, pour une valeur yoy de 0,</text:span><text:span text:style-name="T8">0</text:span><text:span text:style-name="T16">5 en Janvier 2015, cela signifie une augmentation de 5 % </text:span><text:span text:style-name="T8">par rapport à </text:span><text:span text:style-name="T9">Janvier 2014</text:span><text:span text:style-name="T8">. </text:span></text:p>
      <text:p text:style-name="P9"/>
      <text:p text:style-name="P9"><text:span text:style-name="T10">Revenus des employés :</text:span><text:span text:style-name="T8"> </text:span></text:p>
      <text:p text:style-name="P1"/>
      <text:p text:style-name="P2"><text:span text:style-name="T1">Pour les secteurs économiques qui sont censés être les plus affectés par la pandémie, on voit que le revenu des employés a </text:span><text:span text:style-name="T2">baissé en moyenne pour l’union européenne, ce qui peut directement être expliqué par l’arrêt des activités dans ces secteurs. Néanmoins, quelques pays comme l’Allemagne, la Pologne ou la Suède n’ont que très peu subi cette baisse, voire pas du tout, puisque les mesures sanitaires étaient plus ou moins strictes sur l’emploi, et l’aide du gouvernement plus ou moins grande.</text:span></text:p>
      <text:p text:style-name="P2"/>
      <text:p text:style-name="P17">Nombre d’heures travaillées :</text:p>
      <text:p text:style-name="P17"/>
      <text:p text:style-name="P3">Il en va de même pour le nombre d’heures travaillées, <text:span text:style-name="T3">cette donnée étant fortement corrélée aux revenus, on confirme l’hypothèse d’un confinement plus restrictif sur les heures de travail en France par rapport à la Pologne, et à l’Europe en général. </text:span></text:p>
      <text:p text:style-name="P4">Il est tout de même intéressant de voir la gestion de la crise des pays selon le secteur. En Espagne, la construction et l’industrie (les métiers à tendance manuelle) <text:span text:style-name="T4">voient les mêmes chocs que la France, mais si l’on se penche sur le secteur de l’information et de la communication, ces variations sont minimes. </text:span></text:p>
      <text:p text:style-name="P5">En fait on se rend compte que la France est un cas un peu à part dans la gestion de la crise, puisque tous les métiers ont subit une baisse dans le nombre d’heures travaillées, même si cela n’était pas forcément nécessaire, on aperçoit une période de transition, d’adaptation même pour le secteur de l’info comm en France, qui n’est pas présente dans les autres pays.</text:p>
      <text:p text:style-name="P4"/>
      <text:p text:style-name="P5">Certes ces chocs ne sont pas négligeables, mais ils sont largement compensés sur le long terme, voir surcompensé <text:span text:style-name="T5">pour la majorité des pays ici</text:span>. Car après chaque baisse, la hausse d’après remet en positif la variation sur le long terme.</text:p>
      <text:p text:style-name="P5"/>
      <text:p text:style-name="P10"><text:span text:style-name="T18">Cet indice ainsi que les revenus des employés</text:span><text:span text:style-name="T11"> sont certes très révélateurs, mais ils ne nous racontent pas la totalité de l’histoire, puisqu’</text:span><text:span text:style-name="T19">ils</text:span><text:span text:style-name="T11"> ne déterminent pas à eux seuls le quotidien des gens. C’est </text:span><text:soft-page-break/><text:span text:style-name="T11">pour cette raison que nous avons aussi inclus les dépenses de consommation finale des ménages, qui va nous donner une meilleure idée de la satisfaction directe des besoins individuels ou collectifs des membres de la communauté. </text:span></text:p>
      <text:p text:style-name="P10"/>
      <text:p text:style-name="P18"><text:span text:style-name="T19">C</text:span><text:span text:style-name="T11">onsommation finale des ménages :</text:span></text:p>
      <text:p text:style-name="P10"/>
      <text:p text:style-name="P12">Lorsqu’il est différencié des indices précédents, et surtout des revenus, on peut y voir l’aide financière du gouvernement pour ses citoyens. On se rend compte à ce moment là que la France a pu «««« sauver »»»» ses citoyens en injectant beaucoup d’argent que ce soit au niveau des entreprises mais aussi des aides personnelles, contrairement à la Grèce ou l’Espagne ou la consommation a beaucoup chuté en comparaison. </text:p>
      <text:p text:style-name="P12"/>
      <text:p text:style-name="P19">GFCF :</text:p>
      <text:p text:style-name="P10"/>
      <text:p text:style-name="P11">Le GFCF (gross fixed capital formation) représente l’investissement pour un certain secteur d’un pays. </text:p>
      <text:p text:style-name="P11">Nous avons décidé d’inclure un indice pour les actifs fixes, <text:span text:style-name="T12">et pour les logements. Globalement l’indice suit les tendances que l’on a vu précédemment, il aurait été intéressant d’avoir cet indice pour le secteur du numérique, vu tous les changements vis-à-vis du télétravail, on aurait vu une très grosse hausse. </text:span></text:p>
      <text:p text:style-name="P14"><text:span text:style-name="T12">L’indice pour le logement est assez révélateur de la crise du logement que nous subissons actuellement, et qui n’est pas prête de </text:span><text:span text:style-name="T14">se</text:span><text:span text:style-name="T12"> finir, en effet depuis 2015 on ne voit aucune augmentation dans l’investissement pour les logements, malgré une déjà très faible offre immobilière, et </text:span><text:span text:style-name="T13">une population que ne fait que grandir (croissance + immigration).</text:span></text:p>
      <text:p text:style-name="P14"/>
      <text:p text:style-name="P20">GDP :</text:p>
      <text:p text:style-name="P14"/>
      <text:p text:style-name="P15">Nous pouvons maintenant nous intéresser au PIB, comment était affectée l’activité économique de chaque pays. En s’intéressant aux pays européens, le taux de croissance semble suivre les heures travaillés par pays. C’est le cas pour la France et l’Espagne avec une chute de -0,2 en <text:span text:style-name="T17">Q2</text:span> 2020 <text:span text:style-name="T17">puis une croissance positive pour l’année d’après qui va contrebalancer. L’Allemagne de son côté garde un taux de croissance assez stable, entre -7 % et +6 %.</text:span></text:p>
      <text:p text:style-name="P16">Mais encore une fois, si l’on établit le bilan jusqu’à aujourd’hui, sur ces indicateurs, les retards ont été largement rattrapé (surtout lors de l’année 2021) pour atteindre une croissance relativement neutre lors de 2022 et 202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3-21T16:01:56.555000000</meta:creation-date>
    <dc:date>2024-03-23T19:41:15.058000000</dc:date>
    <meta:editing-duration>PT53M15S</meta:editing-duration>
    <meta:editing-cycles>20</meta:editing-cycles>
    <meta:generator>LibreOffice/6.4.3.2$Windows_X86_64 LibreOffice_project/747b5d0ebf89f41c860ec2a39efd7cb15b54f2d8</meta:generator>
    <meta:document-statistic meta:table-count="0" meta:image-count="0" meta:object-count="0" meta:page-count="2" meta:paragraph-count="26" meta:word-count="809" meta:character-count="4888" meta:non-whitespace-character-count="4095"/>
  </office:meta>
</office:document-meta>
</file>